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scadia Mono" svg:font-family="'Cascadia Mono'" style:font-pitch="variable"/>
    <style:font-face style:name="Cascadia Mono1" svg:font-family="'Cascadia Mono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93cm" fo:margin-left="0cm" fo:margin-top="0cm" fo:margin-bottom="0cm" table:align="left" style:writing-mode="lr-tb"/>
    </style:style>
    <style:style style:name="Table1.A" style:family="table-column">
      <style:table-column-properties style:column-width="6.749cm"/>
    </style:style>
    <style:style style:name="Table1.B" style:family="table-column">
      <style:table-column-properties style:column-width="10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0.894cm" fo:keep-together="auto"/>
    </style:style>
    <style:style style:name="Table1.A8" style:family="table-cell">
      <style:table-cell-properties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le1.A9" style:family="table-cell">
      <style:table-cell-properties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le1.11" style:family="table-row">
      <style:table-row-properties style:min-row-height="0.896cm" fo:keep-together="auto"/>
    </style:style>
    <style:style style:name="Table1.A17" style:family="table-cell">
      <style:table-cell-properties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 style:writing-mode="lr-tb"/>
    </style:style>
    <style:style style:name="P1" style:family="paragraph" style:parent-style-name="Standard">
      <style:paragraph-properties fo:line-height="100%" fo:text-align="center" style:justify-single-word="false"/>
      <style:text-properties officeooo:paragraph-rsid="000a1c7e"/>
    </style:style>
    <style:style style:name="P2" style:family="paragraph" style:parent-style-name="Заг2" style:list-style-name="WWNum1">
      <style:text-properties officeooo:paragraph-rsid="000dc34d"/>
    </style:style>
    <style:style style:name="P3" style:family="paragraph" style:parent-style-name="Заг2" style:list-style-name="WWNum1">
      <style:paragraph-properties fo:margin-top="0.071cm" fo:margin-bottom="0cm" style:contextual-spacing="false" fo:line-height="105%" fo:keep-together="always" fo:orphans="2" fo:widows="2" fo:keep-with-next="always" style:writing-mode="lr-tb"/>
      <style:text-properties style:use-window-font-color="true" loext:opacity="0%" style:font-name="Times New Roman" fo:font-size="18pt" fo:font-weight="bold" officeooo:rsid="000dc34d" officeooo:paragraph-rsid="000dc34d" style:font-name-asian="F" style:font-size-asian="18pt" style:font-weight-asian="bold" style:font-name-complex="F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line-height="108%" fo:text-indent="0.635cm" style:auto-text-indent="false"/>
      <style:text-properties officeooo:paragraph-rsid="000dc34d"/>
    </style:style>
    <style:style style:name="P6" style:family="paragraph" style:parent-style-name="Standard">
      <style:paragraph-properties fo:line-height="90%" fo:text-align="justify" style:justify-single-word="false"/>
    </style:style>
    <style:style style:name="P7" style:family="paragraph" style:parent-style-name="Standard">
      <style:paragraph-properties fo:line-height="108%" fo:text-indent="0.635cm" style:auto-text-indent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line-height="108%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282cm" style:contextual-spacing="false" fo:line-height="108%" fo:text-indent="0.635cm" style:auto-text-indent="false" fo:break-before="pag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Заг2" style:list-style-name="WWNum1"/>
    <style:style style:name="P11" style:family="paragraph" style:parent-style-name="Standard">
      <style:paragraph-properties fo:line-height="108%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line-height="108%" fo:text-indent="0.635cm" style:auto-text-indent="false"/>
    </style:style>
    <style:style style:name="P1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text-indent="0.635cm" style:auto-text-indent="false"/>
      <style:text-properties style:font-name="Calibri1" fo:font-size="11pt" fo:language="uk" fo:country="UA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text-indent="0.635cm" style:auto-text-indent="false">
        <style:tab-stops>
          <style:tab-stop style:position="3.175cm"/>
        </style:tab-stops>
      </style:paragraph-properties>
      <style:text-properties style:font-name="Calibri1" fo:font-size="11pt" fo:language="uk" fo:country="UA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8%" fo:text-align="start" style:justify-single-word="false" fo:orphans="2" fo:widows="2" fo:text-indent="0.635cm" style:auto-text-indent="false"/>
      <style:text-properties style:font-name="Calibri1" fo:font-size="11pt" fo:language="uk" fo:country="UA" style:letter-kerning="false" style:font-name-asian="Calibri3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8%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style:font-name="Times New Roman" style:font-name-complex="Times New Roman1"/>
    </style:style>
    <style:style style:name="T9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39694717"/><text:bookmark-start text:name="_Toc286137791"/><text:bookmark-start text:name="_Toc153318766"/>Формальний опис вхідної мови програмування<text:bookmark-end text:name="_Toc286137791"/><text:bookmark-end text:name="_Toc153318766"/></text:p>
      <text:list text:style-name="WWNum1">
        <text:list-item>
          <text:list>
            <text:list-item>
              <text:h text:style-name="P2" text:outline-level="2"><text:bookmark-start text:name="_Toc153318767"/>Деталізований опис вхідної мови в термінах розширеної нотації Бекуса-Наура<text:bookmark-end text:name="_Toc153318767"/> </text:h>
              <text:h text:style-name="P3" text:outline-level="2">Варіант 5</text:h>
            </text:list-item>
          </text:list>
        </text:list-item>
      </text:list>
      <text:p text:style-name="P4" loext:marker-style-name="T2"/>
      <text:p text:style-name="P5" loext:marker-style-name="T1"><text:span text:style-name="T1">Однією з перших задач, що виникають при побудові компілятора, є визначення вхідної мови програмування. Для цього використовують різні способи формального опису, серед яких я застосував розширену нотацію Бекуса-Наура (Backus/Naur Form - BNF).</text:span></text:p>
      <text:p text:style-name="Standard" loext:marker-style-name="T1"><text:span text:style-name="T1">&lt;topRule&gt; &lt;- </text:span><text:span text:style-name="T3">PROGRAM</text:span><text:span text:style-name="T1"> &lt;identifier&gt;; </text:span><text:span text:style-name="T3">BEGIN</text:span><text:span text:style-name="T1"> [&lt;varsBlok&gt; ]; &lt;write&gt; | &lt;read&gt; | &lt;assignment&gt; | &lt;ifStatement&gt; <text:s/>| &lt;goto_statement&gt; | &lt;</text:span><text:span text:style-name="T4"> </text:span><text:span text:style-name="T1">labelRule &gt; | &lt;</text:span><text:span text:style-name="T4">forToOrDownToDoRule</text:span><text:span text:style-name="T1">&gt; | &lt;while&gt; <text:s/>| &lt;repeatUntil&gt; </text:span><text:span text:style-name="T3">END</text:span></text:p>
      <text:p text:style-name="Standard" loext:marker-style-name="T1"><text:span text:style-name="T1">&lt;varsBlok&gt; &lt;- </text:span><text:span text:style-name="T3">VAR</text:span><text:span text:style-name="T1"> </text:span><text:span text:style-name="T5">INT_2</text:span><text:span text:style-name="T1"> &lt;identifier&gt; [{&lt;commaAndIdentifier&gt;}];</text:span></text:p>
      <text:p text:style-name="Standard" loext:marker-style-name="T1"><text:span text:style-name="T1">&lt;identifier&gt; &lt;- &lt;</text:span><text:span text:style-name="T6">up</text:span><text:span text:style-name="T1">_letter&gt; {&lt;</text:span><text:span text:style-name="T6">low</text:span><text:span text:style-name="T1">_letter&gt;|&lt;number&gt;} {</text:span><text:span text:style-name="T6">4</text:span><text:span text:style-name="T1">}</text:span></text:p>
      <text:p text:style-name="Standard" loext:marker-style-name="T1"><text:span text:style-name="T1">&lt;commaAndIdentifier&gt; &lt;- , &lt;identifier&gt;</text:span><text:span text:style-name="T1"/></text:p>
      <text:p text:style-name="Standard" loext:marker-style-name="T1"><text:span text:style-name="T1">&lt;codeBlok&gt;</text:span><text:span text:style-name="T6"> </text:span><text:span text:style-name="T1">&lt;-</text:span><text:span text:style-name="T6"> </text:span><text:span text:style-name="T3">BEGIN</text:span><text:span text:style-name="T1"> &lt;write&gt; | &lt;read&gt; | &lt;assignment&gt; | &lt;ifStatement&gt; <text:s/>| &lt;goto_statement&gt; | &lt;</text:span><text:span text:style-name="T4"> </text:span><text:span text:style-name="T1">labelRule &gt; | &lt;</text:span><text:span text:style-name="T4">forToOrDownToDoRule</text:span><text:span text:style-name="T1">&gt; | &lt;while&gt; <text:s/>| &lt;repeatUntil&gt; </text:span><text:span text:style-name="T3">END</text:span></text:p>
      <text:p text:style-name="Standard" loext:marker-style-name="T1"><text:span text:style-name="T1">&lt;read&gt; &lt;- </text:span><text:span text:style-name="T3">INPUT</text:span><text:span text:style-name="T1"> ( &lt;identifier&gt; );</text:span></text:p>
      <text:p text:style-name="Standard" loext:marker-style-name="T1"><text:span text:style-name="T1">&lt;write&gt; &lt;- </text:span><text:span text:style-name="T3">OUTPUT</text:span><text:span text:style-name="T1"> ( &lt;equation&gt; | &lt;stringRule&gt;);</text:span></text:p>
      <text:p text:style-name="Standard" loext:marker-style-name="T1"><text:span text:style-name="T1">&lt;assignment&gt; &lt;- &lt;identifier&gt; &lt;- &lt;equation&gt;;</text:span><text:span text:style-name="T1"/></text:p>
      <text:p text:style-name="Standard" loext:marker-style-name="T1"><text:span text:style-name="T1">&lt;ifStatement&gt; &lt;- </text:span><text:span text:style-name="T3">IF</text:span><text:span text:style-name="T1"> ( &lt;equation&gt; ) &lt;codeBlok&gt; &lt;elseStatement&gt;</text:span></text:p>
      <text:p text:style-name="Standard" loext:marker-style-name="T1"><text:span text:style-name="T1">&lt;elseStatement&gt; &lt;- </text:span><text:span text:style-name="T3">ELSE</text:span><text:span text:style-name="T1"> &lt;codeBlok&gt;</text:span></text:p>
      <text:p text:style-name="Standard" loext:marker-style-name="T1"><text:span text:style-name="T1">&lt;goto_statement&gt; &lt;- <text:s/></text:span><text:span text:style-name="T3">GOTO</text:span><text:span text:style-name="T1"> &lt;ident&gt;;</text:span></text:p>
      <text:p text:style-name="Standard" loext:marker-style-name="T1"><text:span text:style-name="T1">&lt;labelRule&gt; &lt;- &lt;identifier&gt;:</text:span><text:span text:style-name="T1"/></text:p>
      <text:p text:style-name="Standard" loext:marker-style-name="T1"><text:span text:style-name="T1">&lt;</text:span><text:span text:style-name="T4"> forToOrDownToDoRule</text:span><text:span text:style-name="T1">&gt; &lt;- <text:s/></text:span><text:span text:style-name="T3">FOR</text:span><text:span text:style-name="T1"> &lt;assignment&gt; </text:span><text:span text:style-name="T3">TO</text:span><text:span text:style-name="T1"> | </text:span><text:span text:style-name="T3">DOWNTO</text:span><text:span text:style-name="T1"> &lt;equation&gt; </text:span><text:span text:style-name="T3">DO</text:span><text:span text:style-name="T1"> &lt;codeBlok&gt; </text:span></text:p>
      <text:p text:style-name="Standard" loext:marker-style-name="T1"><text:span text:style-name="T1">&lt;while&gt; &lt;- </text:span><text:span text:style-name="T3">WHILE </text:span><text:span text:style-name="T1">(&lt;equation&gt;) &lt;codeBlok&gt;</text:span></text:p>
      <text:p text:style-name="Standard" loext:marker-style-name="T1"><text:span text:style-name="T1">&lt;repeatUntil&gt; &lt;- </text:span><text:span text:style-name="T3">REPEAT </text:span><text:span text:style-name="T1">&lt;codeBlok&gt; </text:span><text:span text:style-name="T3">UNTIL </text:span><text:span text:style-name="T1">(&lt;equation&lt;)</text:span></text:p>
      <text:p text:style-name="Standard" loext:marker-style-name="T1"><text:span text:style-name="T1">&lt;equation&gt; &lt;- &lt;signedNumber&gt; | &lt;identifier&gt; | <text:s/>&lt;notRule&gt; [{ &lt;</text:span><text:span text:style-name="T4">operationAndIdentOrNumber&gt; | </text:span><text:span text:style-name="T1">&lt;equation&gt; }]</text:span></text:p>
      <text:p text:style-name="Standard" loext:marker-style-name="T1"><text:span text:style-name="T1">&lt; notRule &gt; &lt;- &lt;notOperation&gt; &lt;signedNumber&gt; | &lt;identifier&gt; | &lt;equation&gt;</text:span><text:span text:style-name="T1"/></text:p>
      <text:p text:style-name="Standard" loext:marker-style-name="T1"><text:soft-page-break/><text:span text:style-name="T1">&lt;</text:span><text:span text:style-name="T4">operationAndIdentOrNumber&gt; </text:span><text:span text:style-name="T1">&lt;- &lt;mult&gt; | &lt;arithmetic&gt; | &lt;logic&gt; | &lt;compare&gt; &lt;signedNumber&gt; | &lt;identifier&gt; | &lt;equation&gt; </text:span></text:p>
      <text:p text:style-name="Standard" loext:marker-style-name="T1"><text:span text:style-name="T1">&lt;arithmetic&gt; &lt;- </text:span><text:span text:style-name="T5">+</text:span><text:span text:style-name="T1"> |</text:span><text:span text:style-name="T7"> </text:span><text:span text:style-name="T5">-</text:span></text:p>
      <text:p text:style-name="Standard" loext:marker-style-name="T1"><text:span text:style-name="T1">&lt;mult&gt; &lt;- </text:span><text:span text:style-name="T5">*</text:span><text:span text:style-name="T1"> |</text:span><text:span text:style-name="T7"> </text:span><text:span text:style-name="T5">DIV</text:span><text:span text:style-name="T1"> |</text:span><text:span text:style-name="T7"> </text:span><text:span text:style-name="T5">MOD</text:span></text:p>
      <text:p text:style-name="Standard" loext:marker-style-name="T1"><text:span text:style-name="T1">&lt;logic&gt; &lt;- </text:span><text:span text:style-name="T5">&amp;&amp;</text:span><text:span text:style-name="T1"> |</text:span><text:span text:style-name="T7"> </text:span><text:span text:style-name="T5">||</text:span></text:p>
      <text:p text:style-name="Standard" loext:marker-style-name="T1"><text:span text:style-name="T1">&lt;notOperation&gt; &lt;- </text:span><text:span text:style-name="T5">!!</text:span></text:p>
      <text:p text:style-name="Standard" loext:marker-style-name="T1"><text:span text:style-name="T1">&lt;compare&gt; &lt;- </text:span><text:span text:style-name="T5">=</text:span><text:span text:style-name="T1"> |</text:span><text:span text:style-name="T7"> </text:span><text:span text:style-name="T5">&lt;&gt;</text:span><text:span text:style-name="T1"> |</text:span><text:span text:style-name="T7"> </text:span><text:span text:style-name="T5">LT</text:span><text:span text:style-name="T1"> |</text:span><text:span text:style-name="T7"> </text:span><text:span text:style-name="T5">GT</text:span></text:p>
      <text:p text:style-name="Standard" loext:marker-style-name="T1"><text:span text:style-name="T1">&lt;stringRule&gt; &lt;- “ &lt;string&gt; “</text:span><text:span text:style-name="T1"/></text:p>
      <text:p text:style-name="Standard" loext:marker-style-name="T1"><text:span text:style-name="T1">&lt;comment&gt; &lt;- &lt;LComment&gt; &lt;string&gt; &lt;RComment&gt;</text:span><text:span text:style-name="T1"/></text:p>
      <text:p text:style-name="Standard" loext:marker-style-name="T1"><text:span text:style-name="T1">&lt;LComment&gt; &lt;- <text:s/></text:span><text:span text:style-name="T3">{*</text:span></text:p>
      <text:p text:style-name="Standard" loext:marker-style-name="T1"><text:span text:style-name="T1">&lt;RComment&gt; &lt;- <text:s/></text:span><text:span text:style-name="T3">*}</text:span></text:p>
      <text:p text:style-name="Standard" loext:marker-style-name="T1"><text:span text:style-name="T1">&lt;string&gt; &lt;- { &lt;low_letter&gt; | &lt;up_letter&gt; | &lt;number&gt; }</text:span><text:span text:style-name="T1"/></text:p>
      <text:p text:style-name="Standard" loext:marker-style-name="T1"><text:span text:style-name="T1">&lt;signedNumber&gt;<text:tab/>&lt;- [&lt;sign&gt;] &lt;digit&gt;[{digit}]</text:span><text:span text:style-name="T1"/></text:p>
      <text:p text:style-name="Standard" loext:marker-style-name="T1"><text:span text:style-name="T1">&lt;sign&gt; &lt;- <text:s/>+ | - <text:s/></text:span><text:span text:style-name="T1"/></text:p>
      <text:p text:style-name="Standard" loext:marker-style-name="T1"><text:span text:style-name="T1">&lt;low_letter&gt; &gt;&gt; “a”| ”b” | ”c” | ”d” | “e” | ”f” | “g” | “h” | “i” | “j” | “k” | “l” | “n” | “m" | “o” | “p” | “q” | ”r”| “s”| “t” | “u” | “v” | “w” | “x” | “y” | “z”</text:span><text:span text:style-name="T1"/></text:p>
      <text:p text:style-name="Standard" loext:marker-style-name="T1"><text:span text:style-name="T1">&lt;up_letter&gt;<text:tab/>&gt;&gt; “A” | “B” | “C” | “D” | “E” | “F” | “G” | “H” | “I” | “J” | “K” | “L” | “N” | “M" | “O” | “P” | “Q” | “R” | “S” | “T” | “U” | “V” | “W” | “X” | “Y” | “Z”</text:span><text:span text:style-name="T1"/></text:p>
      <text:p text:style-name="P6" loext:marker-style-name="T8"><text:span text:style-name="T1">&lt;digit&gt; &gt;&gt; </text:span><text:span text:style-name="T4">"0" | "1" | "2" | "3" | "4" | "5" | "6" | "7" | "8" | "9"</text:span></text:p>
      <text:p text:style-name="P7" loext:marker-style-name="T1"/>
      <text:p text:style-name="P8" loext:marker-style-name="T1"/>
      <text:p text:style-name="P9" loext:marker-style-name="T1"/>
      <text:p text:style-name="P7" loext:marker-style-name="T1"/>
      <text:list text:continue-numbering="true" text:style-name="WWNum1">
        <text:list-item>
          <text:list>
            <text:list-item>
              <text:h text:style-name="P10" text:outline-level="2"><text:bookmark-start text:name="_Toc280783039"/><text:bookmark-start text:name="_Toc153318768"/><text:bookmark-start text:name="_Toc345672033"/>Опис термінальних символів та ключових слів<text:bookmark-end text:name="_Toc280783039"/><text:bookmark-end text:name="_Toc153318768"/><text:bookmark-end text:name="_Toc345672033"/></text:h>
            </text:list-item>
          </text:list>
        </text:list-item>
      </text:list>
      <text:p text:style-name="P11" loext:marker-style-name="T2"/>
      <text:p text:style-name="P12" loext:marker-style-name="T1"><text:span text:style-name="T1">Визначимо окремі термінальні символи та нерозривні набори термінальних символів (ключові слова):</text:span><text:bookmark-start text:name="_Hlk151631902"/><text:span text:style-name="T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1"><text:span text:style-name="T1">Термінальний символ або ключове слово</text:span><text:span text:style-name="T1"/></text:p>
          </table:table-cell>
          <table:table-cell table:style-name="Table1.A1" office:value-type="string">
            <text:p text:style-name="P14" loext:marker-style-name="T1"><text:span text:style-name="T1">Значення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5" loext:marker-style-name="T6"><text:span text:style-name="T6">PROGRAM</text:span><text:span text:style-name="T6"/></text:p>
          </table:table-cell>
          <table:table-cell table:style-name="Table1.A1" office:value-type="string">
            <text:p text:style-name="P15" loext:marker-style-name="T1"><text:span text:style-name="T1">Початок програми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6"><text:span text:style-name="T1">BEGIN</text:span><text:span text:style-name="T6"/></text:p>
          </table:table-cell>
          <table:table-cell table:style-name="Table1.A1" office:value-type="string">
            <text:p text:style-name="P13" loext:marker-style-name="T1"><text:span text:style-name="T1">Початок тексту програми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6"><text:span text:style-name="T6">VAR</text:span><text:span text:style-name="T6"/></text:p>
          </table:table-cell>
          <table:table-cell table:style-name="Table1.A1" office:value-type="string">
            <text:p text:style-name="P13" loext:marker-style-name="T1"><text:span text:style-name="T1">Початок блоку опису змінних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6"><text:span text:style-name="T6">END</text:span><text:span text:style-name="T6"/></text:p>
          </table:table-cell>
          <table:table-cell table:style-name="Table1.A1" office:value-type="string">
            <text:p text:style-name="P13" loext:marker-style-name="T1"><text:span text:style-name="T1">Кінець розділу операторів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INPUT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вводу змінних</text:span><text:span text:style-name="T1"/></text:p>
          </table:table-cell>
        </table:table-row>
        <table:table-row table:style-name="Table1.7">
          <table:table-cell table:style-name="Table1.A1" office:value-type="string">
            <text:p text:style-name="P13" loext:marker-style-name="T1"><text:span text:style-name="T1">OUTPUT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виводу (змінних або рядкових констант)</text:span><text:span text:style-name="T1"/></text:p>
          </table:table-cell>
        </table:table-row>
        <table:table-row table:style-name="Table1.7">
          <table:table-cell table:style-name="Table1.A8" office:value-type="string">
            <text:p text:style-name="P13" loext:marker-style-name="T1"><text:span text:style-name="T6">&lt;-</text:span><text:span text:style-name="T6"/></text:p>
          </table:table-cell>
          <table:table-cell table:style-name="Table1.A8" office:value-type="string">
            <text:p text:style-name="P13" loext:marker-style-name="T1"><text:span text:style-name="T1">Оператор присвоєння</text:span><text:span text:style-name="T1"/></text:p>
          </table:table-cell>
        </table:table-row>
        <table:table-row table:style-name="Table1.7">
          <table:table-cell table:style-name="Table1.A9" office:value-type="string">
            <text:p text:style-name="P13" loext:marker-style-name="T6"><text:span text:style-name="T6">IF</text:span><text:span text:style-name="T6"/></text:p>
          </table:table-cell>
          <table:table-cell table:style-name="Table1.A9" office:value-type="string">
            <text:p text:style-name="P13" loext:marker-style-name="T1"><text:span text:style-name="T1">Оператор умови</text:span><text:span text:style-name="T1"/></text:p>
          </table:table-cell>
        </table:table-row>
        <table:table-row table:style-name="Table1.7">
          <table:table-cell table:style-name="Table1.A8" office:value-type="string">
            <text:p text:style-name="P15" loext:marker-style-name="T6"><text:span text:style-name="T6">ELSE</text:span><text:span text:style-name="T6"/></text:p>
          </table:table-cell>
          <table:table-cell table:style-name="Table1.A8" office:value-type="string">
            <text:p text:style-name="P15" loext:marker-style-name="T1"><text:span text:style-name="T1">Оператор умови </text:span><text:span text:style-name="T1"/></text:p>
          </table:table-cell>
        </table:table-row>
        <table:table-row table:style-name="Table1.11">
          <table:table-cell table:style-name="Table1.A9" office:value-type="string">
            <text:p text:style-name="P13" loext:marker-style-name="T6"><text:span text:style-name="T6">GOTO</text:span><text:span text:style-name="T6"/></text:p>
          </table:table-cell>
          <table:table-cell table:style-name="Table1.A9" office:value-type="string">
            <text:p text:style-name="P13" loext:marker-style-name="T1"><text:span text:style-name="T1">Оператор переходу</text:span><text:span text:style-name="T1"/></text:p>
          </table:table-cell>
        </table:table-row>
        <table:table-row table:style-name="Table1.11">
          <table:table-cell table:style-name="Table1.A8" office:value-type="string">
            <text:p text:style-name="P15" loext:marker-style-name="T6"><text:span text:style-name="T6">LABEL</text:span><text:span text:style-name="T6"/></text:p>
          </table:table-cell>
          <table:table-cell table:style-name="Table1.A8" office:value-type="string">
            <text:p text:style-name="P15" loext:marker-style-name="T1"><text:span text:style-name="T1">Мітка переходу</text:span><text:span text:style-name="T1"/></text:p>
          </table:table-cell>
        </table:table-row>
        <table:table-row table:style-name="Table1.7">
          <table:table-cell table:style-name="Table1.A9" office:value-type="string">
            <text:p text:style-name="P15" loext:marker-style-name="T6"><text:span text:style-name="T6">FOR</text:span><text:span text:style-name="T6"/></text:p>
          </table:table-cell>
          <table:table-cell table:style-name="Table1.A9" office:value-type="string">
            <text:p text:style-name="P15" loext:marker-style-name="T1"><text:span text:style-name="T1">Оператор циклу</text:span><text:span text:style-name="T1"/></text:p>
          </table:table-cell>
        </table:table-row>
        <table:table-row table:style-name="Table1.7">
          <table:table-cell table:style-name="Table1.A1" office:value-type="string">
            <text:p text:style-name="P15" loext:marker-style-name="T6"><text:span text:style-name="T6">TO</text:span><text:span text:style-name="T6"/></text:p>
          </table:table-cell>
          <table:table-cell table:style-name="Table1.A1" office:value-type="string">
            <text:p text:style-name="P15" loext:marker-style-name="T1"><text:span text:style-name="T1">Інкремент циклу</text:span><text:span text:style-name="T1"/></text:p>
          </table:table-cell>
        </table:table-row>
        <table:table-row table:style-name="Table1.7">
          <table:table-cell table:style-name="Table1.A1" office:value-type="string">
            <text:p text:style-name="P15" loext:marker-style-name="T6"><text:span text:style-name="T6">DOWNTO</text:span><text:span text:style-name="T6"/></text:p>
          </table:table-cell>
          <table:table-cell table:style-name="Table1.A1" office:value-type="string">
            <text:p text:style-name="P15" loext:marker-style-name="T1"><text:span text:style-name="T1">Декремент циклу</text:span><text:span text:style-name="T1"/></text:p>
          </table:table-cell>
        </table:table-row>
        <table:table-row table:style-name="Table1.7">
          <table:table-cell table:style-name="Table1.A8" office:value-type="string">
            <text:p text:style-name="P15" loext:marker-style-name="T6"><text:span text:style-name="T6">DO</text:span><text:span text:style-name="T6"/></text:p>
          </table:table-cell>
          <table:table-cell table:style-name="Table1.A8" office:value-type="string">
            <text:p text:style-name="P15" loext:marker-style-name="T1"><text:span text:style-name="T1">Початок тіла циклу</text:span><text:span text:style-name="T1"/></text:p>
          </table:table-cell>
        </table:table-row>
        <table:table-row table:style-name="Table1.7">
          <table:table-cell table:style-name="Table1.A17" office:value-type="string">
            <text:p text:style-name="P15" loext:marker-style-name="T6"><text:span text:style-name="T6">WHILE</text:span><text:span text:style-name="T6"/></text:p>
          </table:table-cell>
          <table:table-cell table:style-name="Table1.A17" office:value-type="string">
            <text:p text:style-name="P15" loext:marker-style-name="T1"><text:span text:style-name="T1">Оператор циклу</text:span><text:span text:style-name="T1"/></text:p>
          </table:table-cell>
        </table:table-row>
        <table:table-row table:style-name="Table1.7">
          <table:table-cell table:style-name="Table1.A9" office:value-type="string">
            <text:p text:style-name="P15" loext:marker-style-name="T6"><text:span text:style-name="T6">REPEAT</text:span><text:span text:style-name="T6"/></text:p>
          </table:table-cell>
          <table:table-cell table:style-name="Table1.A9" office:value-type="string">
            <text:p text:style-name="P15" loext:marker-style-name="T1"><text:span text:style-name="T1">Початок тіла циклу</text:span><text:span text:style-name="T1"/></text:p>
          </table:table-cell>
        </table:table-row>
        <table:table-row table:style-name="Table1.7">
          <table:table-cell table:style-name="Table1.A8" office:value-type="string">
            <text:p text:style-name="P15" loext:marker-style-name="T6"><text:span text:style-name="T6">UNTIL</text:span><text:span text:style-name="T6"/></text:p>
          </table:table-cell>
          <table:table-cell table:style-name="Table1.A8" office:value-type="string">
            <text:p text:style-name="P15" loext:marker-style-name="T1"><text:span text:style-name="T1">Оператор циклу</text:span><text:span text:style-name="T1"/></text:p>
          </table:table-cell>
        </table:table-row>
        <table:table-row table:style-name="Table1.7">
          <table:table-cell table:style-name="Table1.A9" office:value-type="string">
            <text:p text:style-name="P13" loext:marker-style-name="T1"><text:span text:style-name="T1">+</text:span><text:span text:style-name="T1"/></text:p>
          </table:table-cell>
          <table:table-cell table:style-name="Table1.A9" office:value-type="string">
            <text:p text:style-name="P13" loext:marker-style-name="T1"><text:span text:style-name="T1">Оператор додавання</text:span><text:span text:style-name="T1"/></text:p>
          </table:table-cell>
        </table:table-row>
        <table:table-row table:style-name="Table1.7">
          <table:table-cell table:style-name="Table1.A1" office:value-type="string">
            <text:p text:style-name="P13" loext:marker-style-name="T1"><text:span text:style-name="T1">-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віднімання</text:span><text:span text:style-name="T1"/></text:p>
          </table:table-cell>
        </table:table-row>
        <table:table-row table:style-name="Table1.11">
          <table:table-cell table:style-name="Table1.A1" office:value-type="string">
            <text:p text:style-name="P13" loext:marker-style-name="T1"><text:span text:style-name="T1">*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множення</text:span><text:span text:style-name="T1"/></text:p>
          </table:table-cell>
        </table:table-row>
        <text:soft-page-break/>
        <table:table-row table:style-name="Table1.1">
          <table:table-cell table:style-name="Table1.A1" office:value-type="string">
            <text:p text:style-name="P13" loext:marker-style-name="T1"><text:span text:style-name="T1">DIV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ділення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MOD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знаходження залишку від ділення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=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перевірки на рівність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&lt;&gt;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перевірки на нерівність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6"><text:span text:style-name="T6">LT</text:span><text:span text:style-name="T6"/></text:p>
          </table:table-cell>
          <table:table-cell table:style-name="Table1.A1" office:value-type="string">
            <text:p text:style-name="P13" loext:marker-style-name="T1"><text:span text:style-name="T1">Оператор перевірки чи менше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6"><text:span text:style-name="T6">GT</text:span><text:span text:style-name="T6"/></text:p>
          </table:table-cell>
          <table:table-cell table:style-name="Table1.A1" office:value-type="string">
            <text:p text:style-name="P13" loext:marker-style-name="T1"><text:span text:style-name="T1">Оператор перевірки чи більше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!!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логічного заперечення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&amp;&amp;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кон’юнкції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||</text:span><text:span text:style-name="T1"/></text:p>
          </table:table-cell>
          <table:table-cell table:style-name="Table1.A1" office:value-type="string">
            <text:p text:style-name="P13" loext:marker-style-name="T1"><text:span text:style-name="T1">Оператор диз’юнкції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6"><text:span text:style-name="T6">INT_2</text:span><text:span text:style-name="T6"/></text:p>
          </table:table-cell>
          <table:table-cell table:style-name="Table1.A1" office:value-type="string">
            <text:p text:style-name="P13" loext:marker-style-name="T1"><text:span text:style-name="T6">16-</text:span><text:span text:style-name="T1">ти розрядні знакові цілі</text:span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{*…</text:span><text:span text:style-name="T9">*}</text:span></text:p>
          </table:table-cell>
          <table:table-cell table:style-name="Table1.A1" office:value-type="string">
            <text:p text:style-name="P13" loext:marker-style-name="T1"><text:span text:style-name="T1">Коментар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,</text:span><text:span text:style-name="T1"/></text:p>
          </table:table-cell>
          <table:table-cell table:style-name="Table1.A1" office:value-type="string">
            <text:p text:style-name="P13" loext:marker-style-name="T1"><text:span text:style-name="T1">Розділювач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;</text:span><text:span text:style-name="T1"/></text:p>
          </table:table-cell>
          <table:table-cell table:style-name="Table1.A1" office:value-type="string">
            <text:p text:style-name="P13" loext:marker-style-name="T1"><text:span text:style-name="T1">Ознака кінця оператора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(</text:span><text:span text:style-name="T1"/></text:p>
          </table:table-cell>
          <table:table-cell table:style-name="Table1.A1" office:value-type="string">
            <text:p text:style-name="P13" loext:marker-style-name="T1"><text:span text:style-name="T1">Відкриваюча дужка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3" loext:marker-style-name="T1"><text:span text:style-name="T1">)</text:span><text:span text:style-name="T1"/></text:p>
          </table:table-cell>
          <table:table-cell table:style-name="Table1.A1" office:value-type="string">
            <text:p text:style-name="P13" loext:marker-style-name="T1"><text:span text:style-name="T1">Закриваюча дужка</text:span><text:span text:style-name="T1"/></text:p>
          </table:table-cell>
        </table:table-row>
      </table:table>
      <text:p text:style-name="P16" loext:marker-style-name="T1"><text:bookmark-end text:name="_Hlk151631902"/></text:p>
      <text:p text:style-name="P12" loext:marker-style-name="T1"><text:span text:style-name="T1">До термінальних символів віднесемо також усі цифри (0-9), латинські букви (a-z, A-Z), символи табуляції, символ переходу на нову стрічку, пробіл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scadia Mono" svg:font-family="'Cascadia Mono'" style:font-pitch="variable"/>
    <style:font-face style:name="Cascadia Mono1" svg:font-family="'Cascadia Mono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uk" fo:country="UA" style:letter-kerning="fals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uk" fo:country="UA" style:letter-kerning="fals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top="0cm" fo:margin-bottom="0.212cm" style:contextual-spacing="false" fo:line-height="100%" fo:text-indent="1.25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style:language-asian="uk" style:country-asian="U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Заг1" style:family="paragraph" style:parent-style-name="Heading_20_1" loext:linked-style-name="Заг1_20_Знак" style:auto-update="true" style:list-style-name="WWNum1">
      <style:text-properties style:use-window-font-color="true" loext:opacity="0%" style:font-name="Times New Roman" fo:font-family="'Times New Roman'" style:font-family-generic="roman" style:font-pitch="variable" fo:font-size="22pt" fo:font-weight="bold" style:font-size-asian="22pt" style:font-weight-asian="bold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2" style:family="paragraph" style:parent-style-name="Heading_20_2" loext:linked-style-name="Заг2_20_Знак" style:auto-update="true" style:list-style-name="WWNum1" style:list-level="2">
      <style:paragraph-properties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3" style:family="paragraph" style:parent-style-name="Heading_20_3" loext:linked-style-name="Заг3_20_Знак" style:auto-update="true" style:list-style-name="WWNum1" style:list-level="3">
      <style:text-properties style:use-window-font-color="true" loext:opacity="0%"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Абзац_20_списка1" style:display-name="Абзац списка1" style:family="paragraph" style:parent-style-name="Standard">
      <style:paragraph-properties fo:margin-left="1.27cm" fo:margin-top="0cm" fo:margin-bottom="0cm" style:contextual-spacing="false" fo:line-height="100%"/>
      <style:text-properties style:font-name="Times New Roman" fo:font-family="'Times New Roman'" style:font-family-generic="roman" style:font-pitch="variable" fo:font-size="14pt" fo:language="ru" fo:country="RU" style:font-name-asian="Calibri3" style:font-family-asian="Calibri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ext_20_body_20_indent" style:display-name="Text body indent" style:family="paragraph" style:parent-style-name="Standard" loext:linked-style-name="Основний_20_текст_20_з_20_відступом_20_Знак" style:class="text">
      <style:paragraph-properties fo:margin-top="0cm" fo:margin-bottom="0cm" style:contextual-spacing="false" fo:line-height="100%" fo:text-align="justify" style:justify-single-word="false" fo:text-indent="0.501cm" style:auto-text-indent="false"/>
      <style:text-properties style:font-name="Times New Roman" fo:font-family="'Times New Roman'" style:font-family-generic="roman" style:font-pitch="variable" fo:font-size="10pt" style:font-name-asian="Calibri3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КР_5f_Текст_5f_табл" style:display-name="КР_Текст_табл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КР_5f_Назва_5f_розділу" style:display-name="КР_Назва_розділу" style:family="paragraph" style:parent-style-name="Heading_20_1">
      <style:paragraph-properties fo:margin-top="0cm" fo:margin-bottom="0.212cm" style:contextual-spacing="true" fo:line-height="100%" fo:text-align="center" style:justify-single-word="false" fo:keep-together="auto" fo:text-indent="1.251cm" style:auto-text-indent="false" style:punctuation-wrap="hanging" style:vertical-align="baseline"/>
      <style:text-properties style:use-window-font-color="true" loext:opacity="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2" style:display-name="List 2" style:family="paragraph" style:parent-style-name="Standard" style:list-style-name="WWNum3" style:list-level="2" style:class="list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1" style:display-name="List 1" style:family="paragraph" style:parent-style-name="Standard" loext:linked-style-name="Маркірований_20_список_20_Знак" style:list-style-name="WWNum2" style:class="list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КР_5f_Назва_5f_підрозділу" style:display-name="КР_Назва_підрозділу" style:family="paragraph" style:parent-style-name="Heading_20_2" style:next-style-name="Text_20_body">
      <style:paragraph-properties fo:margin-left="0.935cm" fo:margin-top="0.423cm" fo:margin-bottom="0.106cm" style:contextual-spacing="false" fo:line-height="100%" fo:keep-together="auto"/>
      <style:text-properties style:use-window-font-color="true" loext:opacity="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Arial" style:font-family-complex="Arial" style:font-family-generic-complex="system" style:font-pitch-complex="variable" style:font-size-complex="14pt" style:font-style-complex="italic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7" style:display-name="Основной текст7" style:family="paragraph" style:parent-style-name="Standard">
      <loext:graphic-properties draw:fill="solid" draw:fill-color="#ffffff"/>
      <style:paragraph-properties fo:margin-top="0cm" fo:margin-bottom="2.117cm" style:contextual-spacing="false" fo:line-height="0.855cm" fo:text-align="center" style:justify-single-word="false" fo:text-indent="-0.529cm" style:auto-text-indent="false" fo:background-color="#ffffff"/>
      <style:text-properties fo:color="#000000" loext:opacity="100%" style:font-name="Times New Roman" fo:font-family="'Times New Roman'" style:font-family-generic="roman" style:font-pitch="variable" fo:font-size="13.5pt" fo:language="ru" fo:country="RU" style:font-name-asian="Times New Roman1" style:font-family-asian="'Times New Roman'" style:font-family-generic-asian="system" style:font-pitch-asian="variable" style:font-size-asian="13.5pt" style:language-asian="ru" style:country-asian="RU" style:font-name-complex="Times New Roman1" style:font-family-complex="'Times New Roman'" style:font-family-generic-complex="system" style:font-pitch-complex="variable" style:font-size-complex="13.5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List_20_Paragraph1" style:display-name="List Paragraph1" style:family="paragraph" style:parent-style-name="Standard">
      <style:paragraph-properties fo:margin-left="1.27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q" style:family="text" style:parent-style-name="Default_20_Paragraph_20_Font"/>
    <style:style style:name="Заг1_20_Знак" style:display-name="Заг1 Знак" style:family="text" style:parent-style-name="Заголовок_20_1_20_Знак" loext:linked-style-name="Заг1">
      <style:text-properties fo:color="#2f5496" loext:opacity="100%" style:font-name="Times New Roman" fo:font-family="'Times New Roman'" style:font-family-generic="roman" style:font-pitch="variable" fo:font-size="22pt" fo:font-weight="bold" style:font-name-asian="F" style:font-family-generic-asian="system" style:font-pitch-asian="variable" style:font-size-asian="22pt" style:font-weight-asian="bold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2_20_Знак" style:display-name="Заг2 Знак" style:family="text" style:parent-style-name="Заголовок_20_2_20_Знак" loext:linked-style-name="Заг2">
      <style:text-properties fo:color="#2f5496" loext:opacity="100%"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3_20_Знак" style:display-name="Заг3 Знак" style:family="text" style:parent-style-name="Заголовок_20_3_20_Знак" loext:linked-style-name="Заг3">
      <style:text-properties fo:color="#1f3763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ий_20_текст_20_з_20_відступом_20_Знак" style:display-name="Основний текст з відступом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Calibri3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2pt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ypewriter" style:family="text">
      <style:text-properties style:font-name="Courier New" fo:font-family="'Courier New'" style:font-pitch="variable" fo:font-size="10pt" style:font-size-asian="10pt"/>
    </style:style>
    <style:style style:name="Маркірований_20_список_20_Знак" style:display-name="Маркірований список Знак" style:family="text" loext:linked-style-name="List_20_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ий_20_текст_20_Знак" style:display-name="Основни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ong_5f_text" style:display-name="long_text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fo:font-size="16pt" style:font-size-asian="16pt" style:font-size-complex="16pt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/>
    <style:style style:name="ListLabel_20_12" style:display-name="ListLabel 12" style:family="text">
      <style:text-properties style:font-name="Calibri1" fo:font-family="Calibri" style:font-family-generic="roman" style:font-pitch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="Calibri1" fo:font-family="Calibri" style:font-family-generic="roman" style:font-pitch="variable"/>
    </style:style>
    <style:style style:name="ListLabel_20_39" style:display-name="ListLabel 3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="Calibri" fo:font-family="Calibri" style:font-pitch="variable"/>
    </style:style>
    <style:style style:name="ListLabel_20_41" style:display-name="ListLabel 41" style:family="text">
      <style:text-properties style:font-name="Calibri1" fo:font-family="Calibri" style:font-family-generic="roman" style:font-pitch="variable"/>
    </style:style>
    <style:style style:name="ListLabel_20_42" style:display-name="ListLabel 4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="Calibri" fo:font-family="Calibri" style:font-pitch="variable"/>
    </style:style>
    <style:style style:name="ListLabel_20_44" style:display-name="ListLabel 44" style:family="text">
      <style:text-properties style:font-name="Calibri1" fo:font-family="Calibri" style:font-family-generic="roman" style:font-pitch="variable"/>
    </style:style>
    <style:style style:name="ListLabel_20_45" style:display-name="ListLabel 4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="Calibri" fo:font-family="Calibri" style:font-pitch="variable"/>
    </style:style>
    <style:style style:name="ListLabel_20_50" style:display-name="ListLabel 50" style:family="text">
      <style:text-properties style:font-name="Calibri1" fo:font-family="Calibri" style:font-family-generic="roman" style:font-pitch="variable"/>
    </style:style>
    <style:style style:name="ListLabel_20_51" style:display-name="ListLabel 5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="Calibri" fo:font-family="Calibri" style:font-pitch="variable"/>
    </style:style>
    <style:style style:name="ListLabel_20_53" style:display-name="ListLabel 53" style:family="text">
      <style:text-properties style:font-name="Calibri1" fo:font-family="Calibri" style:font-family-generic="roman" style:font-pitch="variable"/>
    </style:style>
    <style:style style:name="ListLabel_20_54" style:display-name="ListLabel 5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="Calibri" fo:font-family="Calibri" style:font-pitch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="Calibri1" fo:font-family="Calibri" style:font-family-generic="roman" style:font-pitch="variable"/>
    </style:style>
    <style:style style:name="ListLabel_20_66" style:display-name="ListLabel 6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Calibri" fo:font-family="Calibri" style:font-pitch="variable"/>
    </style:style>
    <style:style style:name="ListLabel_20_68" style:display-name="ListLabel 68" style:family="text">
      <style:text-properties style:font-name="Calibri1" fo:font-family="Calibri" style:font-family-generic="roman" style:font-pitch="variable"/>
    </style:style>
    <style:style style:name="ListLabel_20_69" style:display-name="ListLabel 6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="Calibri" fo:font-family="Calibri" style:font-pitch="variable"/>
    </style:style>
    <style:style style:name="ListLabel_20_71" style:display-name="ListLabel 71" style:family="text">
      <style:text-properties style:font-name="Calibri1" fo:font-family="Calibri" style:font-family-generic="roman" style:font-pitch="variable"/>
    </style:style>
    <style:style style:name="ListLabel_20_72" style:display-name="ListLabel 7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pitch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fo:font-size="16pt" style:font-size-asian="16pt" style:font-size-complex="16pt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fo:font-size="16pt" style:font-size-asian="16pt" style:font-size-complex="16pt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="Calibri" fo:font-family="Calibri" style:font-pitch="variable"/>
    </style:style>
    <style:style style:name="ListLabel_20_95" style:display-name="ListLabel 95" style:family="text">
      <style:text-properties style:font-name="Calibri1" fo:font-family="Calibri" style:font-family-generic="roman" style:font-pitch="variable"/>
    </style:style>
    <style:style style:name="ListLabel_20_96" style:display-name="ListLabel 9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="Calibri" fo:font-family="Calibri" style:font-pitch="variable"/>
    </style:style>
    <style:style style:name="ListLabel_20_98" style:display-name="ListLabel 98" style:family="text">
      <style:text-properties style:font-name="Calibri1" fo:font-family="Calibri" style:font-family-generic="roman" style:font-pitch="variable"/>
    </style:style>
    <style:style style:name="ListLabel_20_99" style:display-name="ListLabel 9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="Calibri" fo:font-family="Calibri" style:font-pitch="variable"/>
    </style:style>
    <style:style style:name="ListLabel_20_104" style:display-name="ListLabel 104" style:family="text">
      <style:text-properties style:font-name="Calibri1" fo:font-family="Calibri" style:font-family-generic="roman" style:font-pitch="variable"/>
    </style:style>
    <style:style style:name="ListLabel_20_105" style:display-name="ListLabel 10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="Calibri" fo:font-family="Calibri" style:font-pitch="variable"/>
    </style:style>
    <style:style style:name="ListLabel_20_107" style:display-name="ListLabel 107" style:family="text">
      <style:text-properties style:font-name="Calibri1" fo:font-family="Calibri" style:font-family-generic="roman" style:font-pitch="variable"/>
    </style:style>
    <style:style style:name="ListLabel_20_108" style:display-name="ListLabel 10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="Calibri" fo:font-family="Calibri" style:font-pitch="variable"/>
    </style:style>
    <style:style style:name="ListLabel_20_110" style:display-name="ListLabel 110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="Calibri" fo:font-family="Calibri" style:font-pitch="variable"/>
    </style:style>
    <style:style style:name="ListLabel_20_113" style:display-name="ListLabel 113" style:family="text">
      <style:text-properties style:font-name="Calibri1" fo:font-family="Calibri" style:font-family-generic="roman" style:font-pitch="variable"/>
    </style:style>
    <style:style style:name="ListLabel_20_114" style:display-name="ListLabel 1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Calibri" fo:font-family="Calibri" style:font-pitch="variable"/>
    </style:style>
    <style:style style:name="ListLabel_20_116" style:display-name="ListLabel 116" style:family="text">
      <style:text-properties style:font-name="Calibri1" fo:font-family="Calibri" style:font-family-generic="roman" style:font-pitch="variable"/>
    </style:style>
    <style:style style:name="ListLabel_20_117" style:display-name="ListLabel 1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="Calibri" fo:font-family="Calibri" style:font-pitch="variable"/>
    </style:style>
    <style:style style:name="ListLabel_20_119" style:display-name="ListLabel 119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20" style:display-name="ListLabel 1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="Calibri" fo:font-family="Calibri" style:font-pitch="variable"/>
    </style:style>
    <style:style style:name="ListLabel_20_122" style:display-name="ListLabel 122" style:family="text">
      <style:text-properties style:font-name="Calibri1" fo:font-family="Calibri" style:font-family-generic="roman" style:font-pitch="variable"/>
    </style:style>
    <style:style style:name="ListLabel_20_123" style:display-name="ListLabel 1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="Calibri" fo:font-family="Calibri" style:font-pitch="variable"/>
    </style:style>
    <style:style style:name="ListLabel_20_125" style:display-name="ListLabel 125" style:family="text">
      <style:text-properties style:font-name="Calibri1" fo:font-family="Calibri" style:font-family-generic="roman" style:font-pitch="variable"/>
    </style:style>
    <style:style style:name="ListLabel_20_126" style:display-name="ListLabel 1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="Calibri" fo:font-family="Calibri" style:font-pitch="variable"/>
    </style:style>
    <style:style style:name="ListLabel_20_128" style:display-name="ListLabel 128" style:family="text">
      <style:text-properties style:font-name="Calibri1" fo:font-family="Calibri" style:font-family-generic="roman" style:font-pitch="variable"/>
    </style:style>
    <style:style style:name="ListLabel_20_129" style:display-name="ListLabel 1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="Calibri" fo:font-family="Calibri" style:font-pitch="variable"/>
    </style:style>
    <style:style style:name="ListLabel_20_131" style:display-name="ListLabel 131" style:family="text">
      <style:text-properties style:font-name="Calibri1" fo:font-family="Calibri" style:font-family-generic="roman" style:font-pitch="variable"/>
    </style:style>
    <style:style style:name="ListLabel_20_132" style:display-name="ListLabel 1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="Calibri" fo:font-family="Calibri" style:font-pitch="variable"/>
    </style:style>
    <style:style style:name="ListLabel_20_134" style:display-name="ListLabel 134" style:family="text">
      <style:text-properties style:font-name="Calibri1" fo:font-family="Calibri" style:font-family-generic="roman" style:font-pitch="variable"/>
    </style:style>
    <style:style style:name="ListLabel_20_135" style:display-name="ListLabel 1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="Calibri" fo:font-family="Calibri" style:font-pitch="variable"/>
    </style:style>
    <style:style style:name="ListLabel_20_137" style:display-name="ListLabel 137" style:family="text">
      <style:text-properties style:font-name="Calibri2" fo:font-family="Calibri" style:font-family-generic="swiss" style:font-pitch="variable" style:font-name-asian="Calibri3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38" style:display-name="ListLabel 1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="Calibri" fo:font-family="Calibri" style:font-pitch="variable"/>
    </style:style>
    <style:style style:name="ListLabel_20_140" style:display-name="ListLabel 140" style:family="text">
      <style:text-properties style:font-name="Calibri1" fo:font-family="Calibri" style:font-family-generic="roman" style:font-pitch="variable"/>
    </style:style>
    <style:style style:name="ListLabel_20_141" style:display-name="ListLabel 1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="Calibri" fo:font-family="Calibri" style:font-pitch="variable"/>
    </style:style>
    <style:style style:name="ListLabel_20_143" style:display-name="ListLabel 143" style:family="text">
      <style:text-properties style:font-name="Calibri1" fo:font-family="Calibri" style:font-family-generic="roman" style:font-pitch="variable"/>
    </style:style>
    <style:style style:name="ListLabel_20_144" style:display-name="ListLabel 1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="Calibri" fo:font-family="Calibri" style:font-pitch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="Calibri" fo:font-family="Calibri" style:font-pitch="variable"/>
    </style:style>
    <style:style style:name="ListLabel_20_156" style:display-name="ListLabel 1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="Calibri" fo:font-family="Calibri" style:font-pitch="variable"/>
    </style:style>
    <style:style style:name="ListLabel_20_158" style:display-name="ListLabel 158" style:family="text">
      <style:text-properties style:font-name="Calibri1" fo:font-family="Calibri" style:font-family-generic="roman" style:font-pitch="variable"/>
    </style:style>
    <style:style style:name="ListLabel_20_159" style:display-name="ListLabel 1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="Calibri" fo:font-family="Calibri" style:font-pitch="variable"/>
    </style:style>
    <style:style style:name="ListLabel_20_161" style:display-name="ListLabel 161" style:family="text">
      <style:text-properties style:font-name="Calibri1" fo:font-family="Calibri" style:font-family-generic="roman" style:font-pitch="variable"/>
    </style:style>
    <style:style style:name="ListLabel_20_162" style:display-name="ListLabel 1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="Calibri" fo:font-family="Calibri" style:font-pitch="variable"/>
    </style:style>
    <style:style style:name="ListLabel_20_164" style:display-name="ListLabel 164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88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6cm" fo:text-indent="-0.501cm" fo:margin-left="2.406cm"/>
        </style:list-level-properties>
        <style:text-properties style:font-name="Symbol"/>
      </text:list-level-style-bullet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889cm"/>
        </style:list-level-properties>
      </text:list-level-style-number>
      <text:list-level-style-number text:level="4" text:style-name="ListLabel_20_7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1.889cm"/>
        </style:list-level-properties>
      </text:list-level-style-number>
      <text:list-level-style-number text:level="4" text:style-name="ListLabel_20_8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8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8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9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1.244cm" fo:margin-left="2.492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24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Олег Яцків</meta:initial-creator>
    <meta:editing-cycles>77</meta:editing-cycles>
    <meta:print-date>2024-01-01T15:52:00</meta:print-date>
    <meta:creation-date>2021-11-28T22:29:00</meta:creation-date>
    <dc:date>2024-12-05T13:54:41.330000000</dc:date>
    <meta:editing-duration>P4DT2H38M30S</meta:editing-duration>
    <meta:generator>LibreOffice/24.8.3.2$Windows_X86_64 LibreOffice_project/48a6bac9e7e268aeb4c3483fcf825c94556d9f92</meta:generator>
    <meta:document-statistic meta:table-count="1" meta:image-count="0" meta:object-count="0" meta:page-count="4" meta:paragraph-count="115" meta:word-count="573" meta:character-count="3546" meta:non-whitespace-character-count="3074"/>
    <meta:user-defined meta:name="AppVersion">16.0000</meta:user-defined>
    <meta:template xlink:type="simple" xlink:actuate="onRequest" xlink:title="Normal.dotm" xlink:href=""/>
  </office:meta>
</office:document-meta>
</file>